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8" office:value-type="string">
            <text:p>2022-08-24_07-25-0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8" office:value-type="string">
            <text:p>2022-08-24_04-26-49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8" office:value-type="string">
            <text:p>2022-08-24_01-13-5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8" office:value-type="string">
            <text:p>2022-08-23_20-54-3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8" office:value-type="string">
            <text:p>2022-08-24_12-28-5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8" office:value-type="string">
            <text:p>2022-08-24_07-39-5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08-24_07-20-55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記録 / お酒：飲んだ量">
            <text:p>:m 記録 / お酒：飲んだ量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2-08-24_15-28-16_000.jpg</text:p>
          </table:table-cell>
          <table:table-cell table:style-name="ce27" office:value-type="string">
            <text:p>:PHOTO 記録 / @自室 / 充電 / for=充電器：空調服用 / occasion=開始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PHOTO 記録 / @自室 / 充電 / for=充電器：空調服用 / occasion=開始">
            <text:p>:PHOTO 記録 / @自室 / 充電 / for=充電器：空調服用 / occasion=開始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8" office:value-type="string">
            <text:p>2022-08-24_16-19-49_000.jpg</text:p>
          </table:table-cell>
          <table:table-cell table:style-name="ce27" office:value-type="string">
            <text:p>:PHOTO 記録 / @自室 / 充電 / for=充電器：空調服用 / occasion=充電：完了,other=数字の点滅、続いている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PHOTO 記録 / @自室 / 充電 / for=充電器：空調服用 / occasion=充電：完了,other=数字の点滅、続いている">
            <text:p>:PHOTO 記録 / @自室 / 充電 / for=充電器：空調服用 / occasion=充電：完了,other=数字の点滅、続いている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08-24_17-43-05_000.jpg</text:p>
          </table:table-cell>
          <table:table-cell table:style-name="ce27" office:value-type="string">
            <text:p>:m RES 1*1 / free# JVEMV6 68#_345:1 / 68. theoretical-physics(tp) / topics=量子力学,w=,doc=r-7-A1~1.1.9#2-2.0~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1*1 / free# JVEMV6 68#_345:1 / 68. theoretical-physics(tp) / topics=量子力学,w=,doc=r-7-A1~1.1.9#2-2.0~,s=~,i=~,other=~">
            <text:p>:m RES 1*1 / free# JVEMV6 68#_345:1 / 68. theoretical-physics(tp) / topics=量子力学,w=,doc=r-7-A1~1.1.9#2-2.0~,s=~,i=~,other=~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8" office:value-type="string">
            <text:p>2022-08-24_19-00-48_000.jpg</text:p>
          </table:table-cell>
          <table:table-cell table:style-name="ce27" office:value-type="string">
            <text:p>:m :篠笛,shinobue #*# / session-memo:session-1 / p.1:genre=melody,file-piece-other=~ \\\ p.2:genre=melody,for=section:&lt;2&gt;[地（ぢ）];&lt;3&gt;[鳴き（なき）],file-piece-id=sequence:page-1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篠笛,shinobue #*# / session-memo:session-1 / p.1:genre=melody,file-piece-other=~ \\\ p.2:genre=melody,for=section:&lt;2&gt;[地（ぢ）];&lt;3&gt;[鳴き（なき）],file-piece-id=sequence:page-1,other=~">
            <text:p>:m :篠笛,shinobue #*# / session-memo:session-1 / p.1:genre=melody,file-piece-other=~ \\\ p.2:genre=melody,for=section:&lt;2&gt;[地（ぢ）];&lt;3&gt;[鳴き（なき）],file-piece-id=sequence:page-1,other=~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15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1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1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1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1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1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1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1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1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1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1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1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1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1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1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1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1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1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0"/>
          <table:table-cell table:style-name="ce28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1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0"/>
          <table:table-cell table:style-name="ce46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1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1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1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1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1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1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1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1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1"/>
          <table:table-cell table:style-name="ce8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1">
            <text:p>7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2" table:contains-header="false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5">2022/08/25</text:date>, <text:time>15:01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25T15:01:39.79</dc:date>
    <dc:creator>iwabuchi ken</dc:creator>
    <meta:editing-duration>P48DT19H26M26S</meta:editing-duration>
    <meta:editing-cycles>15872</meta:editing-cycles>
    <meta:document-statistic meta:table-count="2" meta:cell-count="910" meta:object-count="0"/>
    <meta:user-defined meta:name="qrichtext">1</meta:user-defined>
  </office:meta>
</office:document-meta>
</file>